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.8097in" style:page-number="auto" table:align="center" style:shadow="none" style:may-break-between-rows="true" table:border-model="collapsing"/>
    </style:style>
    <style:style style:name="Table1.A" style:family="table-column">
      <style:table-column-properties style:column-width="1.1132in"/>
    </style:style>
    <style:style style:name="Table1.B" style:family="table-column">
      <style:table-column-properties style:column-width="0.1743in"/>
    </style:style>
    <style:style style:name="Table1.C" style:family="table-column">
      <style:table-column-properties style:column-width="0.1736in"/>
    </style:style>
    <style:style style:name="Table1.1" style:family="table-row"/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in" fo:border="none" style:writing-mode="page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5" style:family="table-cell" style:data-style-name="N2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 style:master-page-name="">
      <style:table-properties style:width="2.4979in" style:page-number="auto" table:align="center" style:shadow="none" style:may-break-between-rows="true" table:border-model="collapsing"/>
    </style:style>
    <style:style style:name="Table2.A" style:family="table-column">
      <style:table-column-properties style:column-width="1.1132in"/>
    </style:style>
    <style:style style:name="Table2.B" style:family="table-column">
      <style:table-column-properties style:column-width="1.3847in"/>
    </style:style>
    <style:style style:name="Table2.1" style:family="table-row"/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fo:keep-together="auto"/>
    </style:style>
    <style:style style:name="Table2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28d4d" officeooo:paragraph-rsid="00128d4d"/>
    </style:style>
    <style:style style:name="P3" style:family="paragraph" style:parent-style-name="Standard">
      <style:paragraph-properties fo:text-align="justify" style:justify-single-word="false"/>
      <style:text-properties officeooo:rsid="0012d405" officeooo:paragraph-rsid="0012d405"/>
    </style:style>
    <style:style style:name="P4" style:family="paragraph" style:parent-style-name="Standard">
      <style:paragraph-properties fo:text-align="justify" style:justify-single-word="false"/>
      <style:text-properties officeooo:rsid="0012d405" officeooo:paragraph-rsid="0014ba49"/>
    </style:style>
    <style:style style:name="P5" style:family="paragraph" style:parent-style-name="Standard">
      <style:paragraph-properties fo:text-align="justify" style:justify-single-word="false"/>
      <style:text-properties officeooo:paragraph-rsid="00128d4d"/>
    </style:style>
    <style:style style:name="P6" style:family="paragraph" style:parent-style-name="Standard">
      <style:paragraph-properties fo:text-align="justify" style:justify-single-word="false"/>
      <style:text-properties officeooo:paragraph-rsid="0012d405"/>
    </style:style>
    <style:style style:name="P7" style:family="paragraph" style:parent-style-name="Standard">
      <style:paragraph-properties fo:text-align="justify" style:justify-single-word="false"/>
      <style:text-properties officeooo:paragraph-rsid="0014ba49"/>
    </style:style>
    <style:style style:name="P8" style:family="paragraph" style:parent-style-name="Standard">
      <style:paragraph-properties fo:text-align="justify" style:justify-single-word="false"/>
      <style:text-properties officeooo:rsid="0014ba49" officeooo:paragraph-rsid="0014ba49"/>
    </style:style>
    <style:style style:name="P9" style:family="paragraph" style:parent-style-name="Standard">
      <style:text-properties officeooo:rsid="0018cbd3" officeooo:paragraph-rsid="0018cbd3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30a" officeooo:paragraph-rsid="0015e3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30a" officeooo:paragraph-rsid="0018c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bd3" officeooo:paragraph-rsid="0018c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text-properties officeooo:paragraph-rsid="0015e30a"/>
    </style:style>
    <style:style style:name="P14" style:family="paragraph" style:parent-style-name="Text_20_body">
      <style:text-properties fo:font-style="normal" officeooo:rsid="0015e30a" officeooo:paragraph-rsid="0015e30a" style:font-style-asian="normal" style:font-style-complex="normal"/>
    </style:style>
    <style:style style:name="P15" style:family="paragraph" style:parent-style-name="Text_20_body">
      <style:text-properties officeooo:paragraph-rsid="00175d35"/>
    </style:style>
    <style:style style:name="P16" style:family="paragraph" style:parent-style-name="Text_20_body">
      <style:text-properties officeooo:paragraph-rsid="0018cbd3"/>
    </style:style>
    <style:style style:name="T1" style:family="text">
      <style:text-properties officeooo:rsid="00128d4d"/>
    </style:style>
    <style:style style:name="T2" style:family="text">
      <style:text-properties officeooo:rsid="0012d405"/>
    </style:style>
    <style:style style:name="T3" style:family="text">
      <style:text-properties officeooo:rsid="0014ba4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4ba49" style:font-style-asian="italic" style:font-style-complex="italic"/>
    </style:style>
    <style:style style:name="T6" style:family="text">
      <style:text-properties fo:font-style="normal" officeooo:rsid="0014ba49" style:font-style-asian="normal" style:font-style-complex="normal"/>
    </style:style>
    <style:style style:name="T7" style:family="text">
      <style:text-properties officeooo:rsid="0015e30a"/>
    </style:style>
    <style:style style:name="T8" style:family="text">
      <style:text-properties officeooo:rsid="00175d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Variables</text:h>
      <text:p text:style-name="P2"/>
      <text:p text:style-name="P5"><text:span text:style-name="T1">Independent: Changing parts of sentences, which then make them less or more probable from semantic/pragmatic point of view.</text:span></text:p>
      <text:p text:style-name="P5"><text:span text:style-name="T1">Dependent: Reading times for individual words and for the sentence in total.</text:span></text:p>
      <text:p text:style-name="P5"/>
      <text:h text:style-name="P1" text:outline-level="3">Predictions</text:h>
      <text:p text:style-name="P2"/>
      <text:p text:style-name="P5"><text:span text:style-name="T1">Interactive hypothesis: There will be a noticeable difference between the reading times in the two versions of the sentence after reading the garden path breaking token. </text:span></text:p>
      <text:p text:style-name="P5"/>
      <text:p text:style-name="P5"><text:span text:style-name="T1">Modular hypothesis: There will not be such difference, because if the process is autonomous and semantic/pragmatic meaning is processed only after the whole tree is built, it should not affect the intermediate parsing. There could be, however, a significant delay after this parsing takes place, e.g. after finishing the sentence.</text:span></text:p>
      <text:p text:style-name="P5"/>
      <text:h text:style-name="P1" text:outline-level="3">Design</text:h>
      <text:p text:style-name="P3"/>
      <text:p text:style-name="P6"><text:span text:style-name="T2">Unless we want to also measure something else with respect to this phenomenon, it would be single factor (1x2). Depending on the number of available people, between-subject could also be executed, but since we would be missing baselines to compare the reading times, within-subject would be more sensible. We could also add some fillers, e.g. sentences with subjects and predicates that do not have any strong semantic connection. Mixed-design would not make sense here, because we only have two conditions.</text:span></text:p>
      <text:p text:style-name="P6"/>
      <text:h text:style-name="Heading_20_3" text:outline-level="3">Stimuli</text:h>
      <text:p text:style-name="P4"/>
      <text:p text:style-name="P8">2a<text:tab/>The crying baby had a red vest and a funny hat.</text:p>
      <text:p text:style-name="P7"><text:span text:style-name="T3">2b<text:tab/>The crying priest had a red vest and a funny hat.</text:span></text:p>
      <text:p text:style-name="P7"/>
      <text:p text:style-name="P8">3a<text:tab/>She told me that he should wash his hands thoroughly and with soap.</text:p>
      <text:p text:style-name="P8">3b<text:tab/>She told me that he should wash his jacket thoroughly and with soap.</text:p>
      <text:p text:style-name="P8"/>
      <text:p text:style-name="P8">4a<text:tab/>The doctors tried their best, but could do nothing to fix the broken arm.</text:p>
      <text:p text:style-name="P7"><text:span text:style-name="T3">4b<text:tab/>The doctors tried their best, but could do nothing to fix the broken fridge.</text:span></text:p>
      <text:p text:style-name="P7"/>
      <text:h text:style-name="Heading_20_3" text:outline-level="3">Pre-test (norming) of stimuli</text:h>
      <text:p text:style-name="P7"/>
      <text:p text:style-name="P7"><text:span text:style-name="T3">The overall reading time for the harder to analyze stimuli should be higher in total (disregarding where this gap happens). So perhaps in a less cleaner „pre-experiment“ done only on smaller number or participants (or non-linguist colleagues) stimuli which do not pass this test could be filtered.</text:span></text:p>
      <text:p text:style-name="P7"/>
      <text:p text:style-name="P8">If participant time is cheap and we think that most of the stimuli will fulfill this condition, then we can skip the „pre-experiment“ and filter these bad stimuli in the collected data.</text:p>
      <text:p text:style-name="P8"/>
      <text:h text:style-name="Heading_20_3" text:outline-level="3"><text:soft-page-break/>Possible confounds</text:h>
      <text:p text:style-name="Text_20_body"/>
      <text:p text:style-name="P13"><text:span text:style-name="T3">The words themselves could be very rare and obscure, which could result in participants having longer reading time just because we used </text:span><text:span text:style-name="T5">Nebuchadnezzar II</text:span><text:span text:style-name="T3"> instead of </text:span><text:span text:style-name="T5">doctor. </text:span><text:span text:style-name="T6">We could check in the dictionary that the frequencies are the same for both of the words.</text:span></text:p>
      <text:p text:style-name="P14">In the stimuli we could have also used some phrases and changing the single word would lead into breaking the expectancy:</text:p>
      <text:p text:style-name="P13">5a*<text:tab/>It is the last straw that breaks the camel's back.<text:line-break/>5b*<text:tab/>It is the last straw that breaks the camel's <text:span text:style-name="T7">dreams.</text:span></text:p>
      <text:p text:style-name="P13"><text:span text:style-name="T3">In general there could be other linguistic phenomena hidden in the sentences, that could make it harder to analyze. </text:span></text:p>
      <text:p text:style-name="P13"/>
      <text:h text:style-name="Heading_20_3" text:outline-level="3">Create stimulus Lists</text:h>
      <text:p text:style-name="P13"><text:span text:style-name="T7">Assuming we want to balance the number of positive and negative stimuli, there are only 6 possible queues for every user. </text:span><text:span text:style-name="T8">Choosing 4 we get the followin assignment.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 table:style-name="Table1.1">
          <table:table-cell table:style-name="Table1.A1" office:value-type="string">
            <text:p text:style-name="P10">User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4</text:p>
          </table:table-cell>
        </table:table-row>
        <table:table-row table:style-name="Table1.1">
          <table:table-cell table:style-name="Table1.A2" office:value-type="string">
            <text:p text:style-name="P10">u0</text:p>
          </table:table-cell>
          <table:table-cell table:style-name="Table1.B2" office:value-type="float" office:value="0">
            <text:p text:style-name="P10">a</text:p>
          </table:table-cell>
          <table:table-cell table:style-name="Table1.B2" office:value-type="float" office:value="0">
            <text:p text:style-name="P10">a</text:p>
          </table:table-cell>
          <table:table-cell table:style-name="Table1.B2" office:value-type="float" office:value="0">
            <text:p text:style-name="P10">b</text:p>
          </table:table-cell>
          <table:table-cell table:style-name="Table1.B2" office:value-type="float" office:value="0">
            <text:p text:style-name="P10">b</text:p>
          </table:table-cell>
        </table:table-row>
        <table:table-row table:style-name="Table1.1">
          <table:table-cell table:style-name="Table1.A2" office:value-type="string">
            <text:p text:style-name="P10">u1</text:p>
          </table:table-cell>
          <table:table-cell table:style-name="Table1.B2" office:value-type="float" office:value="0">
            <text:p text:style-name="P10">a</text:p>
          </table:table-cell>
          <table:table-cell table:style-name="Table1.B2" office:value-type="float" office:value="0">
            <text:p text:style-name="P10">b</text:p>
          </table:table-cell>
          <table:table-cell table:style-name="Table1.B2" office:value-type="float" office:value="0">
            <text:p text:style-name="P10">a</text:p>
          </table:table-cell>
          <table:table-cell table:style-name="Table1.B2" office:value-type="float" office:value="0">
            <text:p text:style-name="P10">b</text:p>
          </table:table-cell>
        </table:table-row>
        <table:table-row table:style-name="Table1.1">
          <table:table-cell table:style-name="Table1.A2" office:value-type="string">
            <text:p text:style-name="P10">u2</text:p>
          </table:table-cell>
          <table:table-cell table:style-name="Table1.B2" office:value-type="float" office:value="0">
            <text:p text:style-name="P10">b</text:p>
          </table:table-cell>
          <table:table-cell table:style-name="Table1.B2" office:value-type="float" office:value="0">
            <text:p text:style-name="P10">a</text:p>
          </table:table-cell>
          <table:table-cell table:style-name="Table1.B2" office:value-type="float" office:value="0">
            <text:p text:style-name="P10">b</text:p>
          </table:table-cell>
          <table:table-cell table:style-name="Table1.B2" office:value-type="float" office:value="0">
            <text:p text:style-name="P10">a</text:p>
          </table:table-cell>
        </table:table-row>
        <table:table-row table:style-name="Table1.5">
          <table:table-cell table:style-name="Table1.A5" office:value-type="string">
            <text:p text:style-name="P10">u3</text:p>
          </table:table-cell>
          <table:table-cell table:style-name="Table1.B5" office:value-type="float" office:value="0">
            <text:p text:style-name="P10">b</text:p>
          </table:table-cell>
          <table:table-cell table:style-name="Table1.B5" office:value-type="float" office:value="0">
            <text:p text:style-name="P10">b</text:p>
          </table:table-cell>
          <table:table-cell table:style-name="Table1.B5" office:value-type="float" office:value="0">
            <text:p text:style-name="P10">a</text:p>
          </table:table-cell>
          <table:table-cell table:style-name="Table1.B5" office:value-type="float" office:value="0">
            <text:p text:style-name="P10">a</text:p>
          </table:table-cell>
        </table:table-row>
      </table:table>
      <text:p text:style-name="P9"><text:span text:style-name="T4">Question</text:span>: Is there a name for this kind of design table, which is not a latin square?</text:p>
      <text:h text:style-name="Heading_20_3" text:outline-level="3">Add Fillers</text:h>
      <text:p text:style-name="P15"><text:span text:style-name="T8">6a<text:tab/>Pseudo-randomize your lists to avoid effects of presentation order.<text:line-break/>7a<text:tab/>The apple does not fall/never falls far from the tree.<text:line-break/>8a<text:tab/>She did not explore an idea of target dropout with multiple target tokens missing.</text:span></text:p>
      <text:h text:style-name="Heading_20_3" text:outline-level="3">Pseudo-randomization</text:h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User</text:p>
          </table:table-cell>
          <table:table-cell table:style-name="Table2.A1" office:value-type="string">
            <text:p text:style-name="P12">Queue</text:p>
          </table:table-cell>
        </table:table-row>
        <table:table-row table:style-name="Table2.1">
          <table:table-cell table:style-name="Table2.A2" office:value-type="string">
            <text:p text:style-name="P11">u0</text:p>
          </table:table-cell>
          <table:table-cell table:style-name="Table2.B2" office:value-type="string">
            <text:p text:style-name="P12">6a 4b 7a 3b 1a 8a 2a</text:p>
          </table:table-cell>
        </table:table-row>
        <table:table-row table:style-name="Table2.1">
          <table:table-cell table:style-name="Table2.A2" office:value-type="string">
            <text:p text:style-name="P11">u1</text:p>
          </table:table-cell>
          <table:table-cell table:style-name="Table2.B3" office:value-type="string">
            <text:p text:style-name="P12">2b 8a 1a 6a 7a 3a 4b </text:p>
          </table:table-cell>
        </table:table-row>
        <table:table-row table:style-name="Table2.1">
          <table:table-cell table:style-name="Table2.A2" office:value-type="string">
            <text:p text:style-name="P11">u2</text:p>
          </table:table-cell>
          <table:table-cell table:style-name="Table2.B4" office:value-type="string">
            <text:p text:style-name="P12">3b 8a 2a 7a 1b 8a 4a</text:p>
          </table:table-cell>
        </table:table-row>
        <table:table-row table:style-name="Table2.5">
          <table:table-cell table:style-name="Table2.A5" office:value-type="string">
            <text:p text:style-name="P11">u3</text:p>
          </table:table-cell>
          <table:table-cell table:style-name="Table2.B5" office:value-type="string">
            <text:p text:style-name="P12">3a 7a 2b 6a 1b 8a 4a</text:p>
          </table:table-cell>
        </table:table-row>
      </table:table>
      <text:p text:style-name="P9"/>
      <text:p text:style-name="P9"><text:span text:style-name="T4">Question</text:span>: Why did we choose 3 fillers? Do we assume that we put them in between the true stimuli and not group them or put them at the end or the beginning? If so, why? Wouldn’t this be a strategy the participants could see through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2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2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2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1T18:45:40.875743808</meta:creation-date>
    <dc:date>2020-12-11T19:46:03.907925751</dc:date>
    <meta:editing-duration>PT5M42S</meta:editing-duration>
    <meta:editing-cycles>1</meta:editing-cycles>
    <meta:generator>LibreOffice/7.0.3.1$Linux_X86_64 LibreOffice_project/00$Build-1</meta:generator>
    <meta:document-statistic meta:table-count="2" meta:image-count="0" meta:object-count="0" meta:page-count="2" meta:paragraph-count="65" meta:word-count="654" meta:character-count="3653" meta:non-whitespace-character-count="3061"/>
  </office:meta>
</office:document-meta>
</file>